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.5pt" fo:font-style="normal" style:text-underline-style="none" fo:font-weight="normal" style:text-blinking="false" fo:background-color="#ffffff" loext:char-shading-value="0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officeooo:rsid="000d0e2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0e20" style:font-weight-asian="bold" style:font-weight-complex="bold"/>
    </style:style>
    <style:style style:name="T7" style:family="text">
      <style:text-properties fo:font-weight="bold" officeooo:rsid="000db930" style:font-weight-asian="bold" style:font-weight-complex="bold"/>
    </style:style>
    <style:style style:name="T8" style:family="text">
      <style:text-properties officeooo:rsid="000db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8a328e4-7fff-4901-5c32-f866afabab92"/>2) Для каждой из следующих программ определите результат выполнения. Если программа не скомпилируется, то объясните почему. Запускать код не нужно, вы должны определить результат/ошибки программ без помощи компилятора.</text:p>
      <text:p text:style-name="P1"/>
      <text:p text:style-name="P1">Ответы:</text:p>
      <text:p text:style-name="P1"/>
      <text:p text:style-name="P2">a)</text:p>
      <text:p text:style-name="P1">Parent() <text:line-break/>Child() <text:line-break/>~Child() <text:line-break/>~Parent()<text:line-break/><text:line-break/><text:span text:style-name="T5">b)</text:span></text:p>
      <text:p text:style-name="P1">Parent() <text:line-break/>Child() <text:line-break/>Parent() <text:line-break/>~Parent() <text:line-break/>~Child() <text:line-break/>~Parent()</text:p>
      <text:p text:style-name="P1"/>
      <text:p text:style-name="P2">c)</text:p>
      <text:p text:style-name="P1">Ошибка компиляции в член-функции класса Child:</text:p>
      <text:p text:style-name="P3">void print() { std::cout &lt;&lt; "Child: " &lt;&lt; m_x &lt;&lt; '\n'; }</text:p>
      <text:p text:style-name="P1"><text:span text:style-name="T5">m_x</text:span> — приватный член класса Parent<text:line-break/><text:line-break/><text:span text:style-name="T5">d)</text:span></text:p>
      <text:p text:style-name="P1">Parent() <text:line-break/>Child() <text:line-break/>Child: 7 <text:line-break/>~Child() <text:line-break/>~Parent()<text:line-break/><text:line-break/><text:span text:style-name="T5">e)</text:span></text:p>
      <text:p text:style-name="P1">Parent() <text:line-break/>Child() <text:line-break/>D2() <text:line-break/>Child: 7 <text:line-break/>~D2() <text:line-break/>~Child() <text:line-break/>~Parent()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2:12:23.715287678</meta:creation-date>
    <dc:date>2023-09-09T22:21:23.766127758</dc:date>
    <meta:editing-duration>PT8M57S</meta:editing-duration>
    <meta:editing-cycles>7</meta:editing-cycles>
    <meta:generator>LibreOffice/7.5.4.2$FreeBSD_X86_64 LibreOffice_project/50$Build-2</meta:generator>
    <meta:document-statistic meta:table-count="0" meta:image-count="0" meta:object-count="0" meta:page-count="1" meta:paragraph-count="11" meta:word-count="81" meta:character-count="583" meta:non-whitespace-character-count="490"/>
  </office:meta>
</office:document-meta>
</file>